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file system - Incomplete</text:p>
      <text:p text:style-name="Standard"/>
      <text:list xml:id="list1072802422" text:style-name="L1">
        <text:list-item>
          <text:p text:style-name="P2">Is a client-server based file system. NFS helps integrate the server file system with the directory structure and interface of the client file-system. It is an implementation and specification of a software system for accessing remote files across LANS.</text:p>
        </text:list-item>
        <text:list-item>
          <text:p text:style-name="P2">Uses TCP/IP on LANS and sometimes on WANS too for communication. Servers offer remote file services to clients using RPC mechanisms.</text:p>
        </text:list-item>
      </text:list>
      <text:p text:style-name="Standard"/>
      <text:p text:style-name="Standard">I.e a client wanting to do an operation(read/write) on a mounted file-system will be making a RPC call transparently to the servers whose file-system is mounted on the client. The RPC calls and replies themselves are done using TCP/I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7-21T12:37:52</meta:creation-date>
    <dc:date>2012-08-08T12:22:54</dc:date>
    <dc:creator>Kempa </dc:creator>
    <meta:editing-duration>PT1H20M22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4" meta:word-count="106" meta:character-count="654" meta:non-whitespace-character-count="554"/>
  </office:meta>
</office:document-meta>
</file>